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fSection.createOrganisationEntry( Composite parent , FormToolkit toolk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onfSection.createClient( Section section , FormToolkit toolk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ConfSection.IvyConfSection( IFormPage page , Composite parent , int style , boolean titleB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ConfSection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